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SystemConfigBuilder.getProxyPort( FileSystem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SystemConfigBuilder.getCookies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getUrlCharse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getProxyAuthenticator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setProxyHost( FileSystemOptions opts ,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getProxyHost( FileSystemOptions 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setProxyAuthenticator( FileSystemOptions opts , UserAuthenticator authenti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get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setProxyPort( FileSystemOptions opts ,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HttpFileSystem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FileSystemConfigBuilder.setUrlCharset( FileSystemOptions opts , String cha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SystemConfigBuilder.setCookies( FileSystemOptions opts , Cookie [ ]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